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fo:margin-top="0in" fo:margin-bottom="0in"/>
    </style:style>
    <style:style style:name="T1" style:family="text">
      <style:text-properties fo:font-style="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header">
          <text:p text:style-name="Standard"/>
        </text:section>
        <text:section text:style-name="Sect1" text:name="wrapper">
          <text:section text:style-name="Sect1" text:name="content">
            <text:section text:style-name="Sect1" text:name="post-43">
              <text:h text:style-name="Heading_20_1" text:outline-level="1">Episode 7</text:h>
              <text:p text:style-name="Text_20_body"><text:a xlink:type="simple" xlink:href="http://twitter.com/carwinb">Alexa O’Brien</text:a> is a New York activist and citizen journalist. In 2011 O’Brien started the <text:a xlink:type="simple" xlink:href="http://usdayofrage.org/">#USDayofRage</text:a> campaign, calling for reform of the US electoral system. The campaign eventually fed into the #OWS movement. As a direct result of her #USDayofRage campaign, O’Brien has been subject to harrassment by US authorities, and is a plaintiff in the <text:a xlink:type="simple" xlink:href="https://www.stopndaa.org/">Stop The NDAA</text:a> lawsuit, recently securing a temporary injunction against the indefinite detention provision in the 2012 National Defense Authorization Act. O’Brien is providing unparalleled, in-depth coverage of the Bradley Manning hearings on her website, alexaobrien.com.</text:p>
              <text:p text:style-name="Text_20_body"> </text:p>
              <text:p text:style-name="Text_20_body"><text:a xlink:type="simple" xlink:href="https://twitter.com/davidgraeber">David Graeber</text:a> is an American anthropologist based at Goldsmiths, University of London. Graeber is the author of <text:a xlink:type="simple" xlink:href="https://en.wikipedia.org/wiki/Debt:_the_First_Five_Thousand_Years"><text:span text:style-name="T1">Debt: The First Five Thousand Years</text:span></text:a>, a historical monograph on the use and role of debt in historical movements and revolutions. A veteran of anti-globalization protests since the turn of the century, Graeber was an original participant in the <text:a xlink:type="simple" xlink:href="http://occupywallst.org/">Occupy Wall Street</text:a> demonstrations, and is credited as its intellectual spokesperson. Since then, he has become one of the foremost spokespeople for the movement, and its most prominent theorist.</text:p>
              <text:p text:style-name="Text_20_body"> </text:p>
              <text:p text:style-name="Text_20_body"><text:a xlink:type="simple" xlink:href="http://twitter.com/auerfeld">Naomi Colvin</text:a> is the driving force behind <text:a xlink:type="simple" xlink:href="http://blog.ukfriendsofbradleymanning.org/">UK Friends of Bradley Manning</text:a>, an advocacy group that has been winning significant publicity for the plight of alleged U.S. whistleblower Bradley Manning in the United Kingdom. Colvin has since become a key activist and regular spokesperson for the <text:a xlink:type="simple" xlink:href="http://occupylondon.org.uk/">Occupy London</text:a> group, articulating the general goals and principles to the wider public in television and radio interviews. She has published in the Guardian on both Occupy and on the Manning affair.</text:p>
              <text:p text:style-name="Text_20_body"> </text:p>
              <text:p text:style-name="Text_20_body"><text:a xlink:type="simple" xlink:href="http://twitter.com/aaronjohnpeters">Aaron Peters</text:a> is a doctoral candidate at Royal Holloway, University of London. Peters writes on social movements in the context of the internet, and has been one of the most insightful commentators on the major mass movements in recent years. A student activist, Peters is both a keen analyst of and a participant in the mass movements sweeping the world. Peters is a co-editor of <text:a xlink:type="simple" xlink:href="http://www.opendemocracy.net/ourkingdom/ourkingdom/fight-back-reader-on-winter-of-protest">Fight Back!</text:a>, and a regular writer on <text:a xlink:type="simple" xlink:href="http://www.opendemocracy.net/author/aaron-peters">openDemocracy.net</text:a>.</text:p>
              <text:p text:style-name="Text_20_body"> </text:p>
              <text:p text:style-name="Text_20_body"/>
              <text:p text:style-name="Text_20_body"><text:a xlink:type="simple" xlink:href="http://twitter.com/dancinginthest">Marisa Holmes</text:a> is an activist and independent documentary filmmaker. Holmes was an original participant in the <text:a xlink:type="simple" xlink:href="http://occupywallst.org/">Occupy Wall Street</text:a> demonstrations, sleeping overnight from the beginning at Zucotti Park. On Day 8 of the demonstrations, she was forcefully arrested by the NYPD for peacefully and lawfully videotaping in public. Holmes is a prominent spokesperson for the movement, and has been interviewed widely about the goals and <text:soft-page-break/>aspirations of Occupy.</text:p>
              <text:p text:style-name="Text_20_body"><text:span text:style-name="Strong_20_Emphasis">Links to Networks Hosting the Show</text:span><text:line-break/><text:a xlink:type="simple" xlink:href="http://assange.rt.com/occupy-episode-seven/">RT – English</text:a><text:line-break/><text:a xlink:type="simple" xlink:href="http://assange.rt.com/ar/assange_wall_street/">RT – Arabic</text:a><text:line-break/><text:a xlink:type="simple" xlink:href="http://assange.rt.com/ru/occupy_episode_7/">RT – Russian</text:a><text:line-break/><text:a xlink:type="simple" xlink:href="http://assange.rt.com/es/episodio-7--ocupa-londres-2012/">RT – Spanish</text:a><text:line-break/><text:a xlink:type="simple" xlink:href="http://speciali.espresso.repubblica.it/interattivi/assange-il-mondo-di-domani/assange-occupy-e-la-lotta-per-la-democrazia.html">L’Espresso – Italian</text:a></text:p>
              <text:p text:style-name="Text_20_body"><text:span text:style-name="Strong_20_Emphasis">Transcript</text:span></text:p>
              <text:p text:style-name="Text_20_body"><text:span text:style-name="Emphasis">Julian</text:span>:<text:line-break/>Welcome to a special episode of the World Tomorrow. Normally, I do this from my location under house arrest but today because of the number of people involved in the Occupy Movement, we have decided to do it here in the old Deutsche Bank of London, which is controlled by friends of Occupy. </text:p>
              <text:p text:style-name="Text_20_body">We have Marisa Holmes from Occupy New York. Alexa O’Brien from Occupy New York and US Day of Rage. Aaron Peters from Occupy London, Naomi Colvin from Occupy London and David Graeber from Occupy New York. </text:p>
              <text:p text:style-name="Text_20_body"><text:span text:style-name="Emphasis">Julian</text:span>:<text:line-break/>So I want to split this programme into really sort of two parts. The first part, because I want to understand how Occupy came to be – the sort of people who were involved, the political background for organising it and conducting its affairs and spreading it… and then look into where it’s going to go</text:p>
              <text:p text:style-name="Text_20_body">David, where do you think this movement came that eventually caused the occupation of Zuccotti Park and spread out to the rest of the United States?</text:p>
              <text:p text:style-name="Text_20_body"><text:span text:style-name="Emphasis">David</text:span>:<text:line-break/>Well, I think there’s been a sort of global movement that, I mean, I guess it started in Tunisia and sort of swept across the Mediterranean: Greece, Spain. So it is really the same movement that hit America. There are a lot of people from Greece and Spain who were involved in the very early days and even before the occupation of Zuccotti Park and we were putting it together. So I… I think there’s really a global ferment </text:p>
              <text:p text:style-name="Text_20_body"><text:span text:style-name="Emphasis">Julian</text:span>:<text:line-break/>Alexa, you were involved in this US Day of Rage back in May 2010, but do you see that as the time of going into sort of the transition from cyber-space to meat-space, or is there some earlier analogue?</text:p>
              <text:p text:style-name="Text_20_body"><text:span text:style-name="Emphasis">Alexa</text:span>:<text:line-break/>Oh, I… I think definitely, I mean, I look at OPBart and other smaller swarm activist activities. Social media and the transformation in the organisation of media also has played a role in the last year in Occupy Wall Street.</text:p>
              <text:p text:style-name="Text_20_body"><text:span text:style-name="Emphasis">Julian</text:span>:<text:line-break/>It’s clearly that… clearly, there was a feeling emerging from the Arab Spring and…</text:p>
              <text:p text:style-name="Text_20_body"><text:span text:style-name="Emphasis">Aaron</text:span>:<text:line-break/>I mean, this is… this is very rarely alluded to – 2008 Egypt gets the World Bank’s No 1 <text:soft-page-break/>kind of reforming country in the developing world and, in terms of neoliberal reforms, Egypt was unbeatable in North Africa and the Middle East from the World Bank and the IMF’s point of view. The bigger… the bigger kind of phenomenon that’s going on here is that after the Second World War the nation state is broadly seen as the repository of democratic accountability, and since the late 1970s that’s been going away and in some places it never existed, right? But that’s now a global phenomenon. We now recognise that public policy outcomes aren’t happening at the national level and that policy-makers aren’t actually the ones who are in national parliaments, they’re elsewhere, and the ones that are dictating policy aren’t anyway accountable or, you know, they’re not democratic representatives. And that’s a global phenomenon and that’s in India, that’s in China, that’s in the US, that’s in the UK.</text:p>
              <text:p text:style-name="Text_20_body"><text:soft-page-break/><text:span text:style-name="Emphasis">Alexa</text:span>:<text:line-break/>We don’t even… we don’t just have a global financial crisis, we have a global political crisis because our institutions no longer function. </text:p>
              <text:p text:style-name="Text_20_body"><text:span text:style-name="Emphasis">Aaron</text:span>:<text:line-break/>Yeah, exactly.</text:p>
              <text:p text:style-name="Text_20_body"><text:span text:style-name="Emphasis">David</text:span>:<text:line-break/>And this is one of the points of the global justice movement, which is there are these sort of newly created administrative mech… global planetary political mechanisms…</text:p>
              <text:p text:style-name="Text_20_body"><text:span text:style-name="Emphasis">Julian</text:span>:<text:line-break/>Like the WTO?</text:p>
              <text:p text:style-name="Text_20_body"><text:span text:style-name="Emphasis">David</text:span>:<text:line-break/>Like the WTO, like the IMF, the people – at least in places like the US – we weren’t even supposed to know exist, but were in fact governing the world. I mean, it is the first really effective planetary bureaucracy, which is created in the name of the sort of free market ideology which is supposed to stand against it – bureaucracy – but in fact did exactly the opposite. Thus the revolt is always in the name of democracy, because that’s the thing which is obviously lacking. The financial crisis just brought it home, especially in the matter of debt, I think – where, you know, it became very clear that the debts of the big players could be completely renegotiated by these… through these global mechanisms, but yours can’t, because your politicians are beholden to them and not to you.</text:p>
              <text:p text:style-name="Text_20_body"><text:span text:style-name="Emphasis">Julian</text:span>:<text:line-break/>So, I want to get right down into the, sort of, the practical genesis – so this is the sort of broad things happening in the background… but if we go back to this… some of the key sort of ingredients of Occupy New York. In our research we see these, like, ‘Ah, we’ve got the 99%’, but actually the phrasing wasn’t We Are The 99%, it wasn’t just quite right… and then there was, you know, these little sort of groping forwards in presentation skills that eventually coalesced into something.</text:p>
              <text:p text:style-name="Text_20_body"><text:span text:style-name="Emphasis">David</text:span>:<text:line-break/>It’s a beautiful example of the collective process. I think I threw out, like, ‘Why don’t we do something with 99%?’ and someone else, I think some Spaniards, said ‘We, the 99%’, and then I believe Chris set up this Tumblr page. Well, he put in the ‘are’, so it was actually different people contributed each word, but it just came together beautifully.</text:p>
              <text:p text:style-name="Text_20_body"><text:span text:style-name="Emphasis">Julian</text:span>:<text:line-break/>Naomi, have you seen that sort of… that iterative process, where… something has erected. It wasn’t born as a burst of inspiration in just one person’s brain, it seems to have been something that actually has evolved through all these processes.</text:p>
              <text:p text:style-name="Text_20_body"><text:span text:style-name="Emphasis">Naomi</text:span>:<text:line-break/>I think that’s right. I think there are identifiable different streams which feed into Occupy and Occupy is almost a galvanising moment when people who were doing actually quite different things realised that they can co-operate together and create something that’s <text:soft-page-break/>really extraordinary. If you want to look at Occupy London specifically, the trigger is clearly the example from Occupy Wall Street – the idea that this extraordinary thing could happen on the other side of the Atlantic, in somewhere you never expected to be possible and so therefore you have to do something in London. But you also have feeding into that what’s happened elsewhere in Europe over the past year. What happens in London is not possible without the example of what happened in Spain. It’s really a moment when everything comes together. </text:p>
              <text:p text:style-name="Text_20_body"><text:span text:style-name="Emphasis">Julian</text:span>:<text:line-break/>How much did the Indignados movement in Spain practically feed in, in terms of logistical support or bodies on the ground, for Occupy New York?</text:p>
              <text:p text:style-name="Text_20_body"><text:span text:style-name="Emphasis">Marisa</text:span>:<text:line-break/>Well, there were many members of the Indignados that were actually in New York for one reason or another leading up to September 17th, when they came to the early general assemblies and, you know, gave us the foundation and the context for what we were doing. So we learned a great deal from them.</text:p>
              <text:p text:style-name="Text_20_body"><text:span text:style-name="Emphasis">Alexa</text:span>:<text:line-break/>There were even Egyptians there. I mean, we got emails from Egypt saying ‘I’m going to New York specifically to be there for this particular action’, so I think also in terms of the iterative learning process I can say for myself personally that watching what was going on in Europe, and also in conversation with Take the Square about how you scale that out, that information out for Occupations, was definitely directly taken from that particular movement.</text:p>
              <text:p text:style-name="Text_20_body"><text:span text:style-name="Emphasis">Julian</text:span>:<text:line-break/>Naomi, in Occupy London there was a street sign put up ‘Tahrir Square’ in front of St Paul’s Church…</text:p>
              <text:p text:style-name="Text_20_body"><text:span text:style-name="Emphasis">Naomi</text:span>:<text:line-break/>One of the most… one of the most photographed signs… I have no idea who put it up but… but yeah, I would say there was… Clearly, people identified what they doing quite strongly with the inspiration of the Arab Spring. In terms of practical bodies on the ground, it’s the European movement which feeds in much more to London just because of where we are.</text:p>
              <text:p text:style-name="Text_20_body"><text:span text:style-name="Emphasis">Julian</text:span>:<text:line-break/>I’m interested in this because I’m interested in a particular branch of philosophy about technique and the domination of technique that regardless… whatever we try and do politically in one direction or another we have to do it efficiently if it is to win. And to do it efficiently we have to adopt efficient techniques, and so everyone regardless of which direction that they are going in starts to adopt efficient techniques and in the end it is the techniques… the techniques that win. David?</text:p>
              <text:p text:style-name="Text_20_body"><text:span text:style-name="Emphasis">David</text:span>:<text:line-break/>I think part of those techniques, though, is not just the social media but the… there’s been a tradition for – at least since the 70s – of creating new forms of direct democracy – of facilitation consensus, of decentralisation, of decision-making – that is deeply practical and, in a way, there’s a kind of a synthesis… or that defines itself against the way you act <text:soft-page-break/>on social media. It’s a kind of synergy so, on the one hand, you’re spreading information of certain kinds through social media, but at the same time there’s these deeply personalised new forms of democracy. And that tradition – the fact that we had that to draw on – that people knew how to do facilitation and institutions like the people’s microphone had been developed over years, that are there to draw on was absolutely critical.</text:p>
              <text:p text:style-name="Text_20_body"><text:span text:style-name="Emphasis">Julian</text:span>:<text:line-break/>This… this methodological culture that visually we’re very familiar with from Occupy, the human microphone – this mic check – sort of it’s a bit of street theatre, on the other hand, it seems to be practical – general assembly, this hand-waving stuff, which to me when I first saw it I thought seemed terribly sort of effete and, you know, ineffectual but I… I can see that if you’ve got a whole lot of people and you want to be able to hear someone maybe it’s not a bad… a bad outcome. Aaron, have you studied how these techniques came to be? Were there, in fact, any innovations in terms of technique?</text:p>
              <text:p text:style-name="Text_20_body"><text:span text:style-name="Emphasis">Aaron</text:span>:<text:line-break/>So, if you’re going back to that notion of the meme and memetics, now there’s an argument that has always existed in terms of how humans share identities, how they create new ones, how they internalise them. But the point with these new kinds of communicating means that that process is rapidly speeded up. I think there’s genuinely a relationship between, especially among younger people, online practice and offline practice where they’re not interested in leaders, they’re not interested necessarily in profit models. They’re interested in the creation of value but frequently it’s the creation of value beyond the profit motive and beyond being coerced to do something, so it’s kind of voluntary… voluntary collective action.</text:p>
              <text:p text:style-name="Text_20_body"><text:span text:style-name="Emphasis">Julian</text:span>:<text:line-break/>The techniques used in Occupy London, were they grabbed from seeing what the people were doing in New York, in Occupy New York, or is it older?</text:p>
              <text:p text:style-name="Text_20_body"><text:span text:style-name="Emphasis">Naomi</text:span>:<text:line-break/>I think there is an interesting tension between the way consensus works online, which it does, if you look at how … how the hive mind situation works, it’s… it’s consensus but in a much less structured form. And there is an interesting tension between that, which is a sort of mindset a lot of people came to Occupy with, with the way this tradition… this more traditional, if I can call it, consensus, structured consensus decision-making, works… works on the ground. But that’s a tension which I think we explored at Occupy London without fully… fully resolving it.</text:p>
              <text:p text:style-name="Text_20_body"><text:span text:style-name="Emphasis">Julian</text:span>:<text:line-break/>We can see why Occupy wouldn’t have happened ten years ago… we had these protest movements welling up in Seattle and Genoa and so on – and Bang! we had September 11- and that was the end of it… So we can see why it wouldn’t have happened ten years ago, but why didn’t it happen five years ago?</text:p>
              <text:p text:style-name="Text_20_body"><text:span text:style-name="Emphasis">Aaron</text:span>:<text:line-break/>I think… well, primarily social movements are around… they’re always born out of grievance and a sense of being aggrieved, and I think these are simply… what’s happening <text:soft-page-break/>is simply impossible without the global financial crisis. I mean, it genuinely could have been the end of capitalism as we know it. We would have had massive problems with distributing food. The problem with complex societies is that when something goes wrong, it goes very wrong, um… </text:p>
              <text:p text:style-name="Text_20_body"><text:span text:style-name="Emphasis">Julian</text:span>:<text:line-break/>So, you think it wouldn’t have happened if it wasn’t for the GFC? That was… that was such a driver…?</text:p>
              <text:p text:style-name="Text_20_body"><text:span text:style-name="Emphasis">Aaron</text:span>:<text:line-break/>Because there are tent cities in the States that aren’t within the Occupy movement. There are people who are simply homeless. So that’s… that’s a political symptom as much as agency.</text:p>
              <text:p text:style-name="Text_20_body"><text:span text:style-name="Emphasis">Julian</text:span>:<text:line-break/>David, Occupy sort of simmered for a while, for the first week or ten days or something, until there was violence…</text:p>
              <text:p text:style-name="Text_20_body"><text:span text:style-name="Emphasis">David</text:span>:<text:line-break/>Mmm. Well yes, I mean what…</text:p>
              <text:p text:style-name="Text_20_body"><text:span text:style-name="Emphasis">Julian</text:span>:<text:line-break/>I mean, it was police violence, but nonetheless violence. And violence is, what? An effective marketing mechanism. Hollywood movies are full of violence.</text:p>
              <text:p text:style-name="Text_20_body"><text:span text:style-name="Emphasis">Marisa</text:span>:<text:line-break/>I mean, I… I mean, I was there and like, you know, living in the park for the first week, and so I can attest to the fact that we didn’t simmer. We protested all day, all week, you know. We occupied Wall Street, we went, you know – the opening bell and the closing bell every day. We held two general assemblies a day, we were, you know,</text:p>
              <text:p text:style-name="Text_20_body"><text:span text:style-name="Emphasis">Julian</text:span>:<text:line-break/>Nonetheless, the media reportage just wasn’t there and it really kicked in once there was violence.</text:p>
              <text:p text:style-name="Text_20_body"><text:span text:style-name="Emphasis">Marisa</text:span>:<text:line-break/>I mean, I suppose. But our aim was never to… you know…</text:p>
              <text:p text:style-name="Text_20_body"><text:span text:style-name="Emphasis">Julian</text:span>:<text:line-break/>I’m just… I am suggesting that maybe it should be based upon the experience of this event. That maybe actually… that provoking police violence is something that really should be done if you…</text:p>
              <text:p text:style-name="Text_20_body"><text:span text:style-name="Emphasis">David</text:span>:<text:line-break/>We don’t really have to provoke anything, though – it’s going to happen. </text:p>
              <text:p text:style-name="Text_20_body"><text:span text:style-name="Emphasis">Marisa</text:span>:<text:line-break/>I just want to be clear that we did not provoke police violence, we took a direct…</text:p>
              <text:p text:style-name="Text_20_body"><text:span text:style-name="Emphasis">Julian</text:span>:<text:line-break/>Making sure you can record police violence.</text:p>
              <text:p text:style-name="Text_20_body"><text:span text:style-name="Emphasis">Marisa</text:span>:<text:line-break/><text:soft-page-break/>We took a non-violent direct action. We went and we occupied a square so we could have a general assembly and started to talk about the world that we wanted to live in, which we saw as completely antithetical to the world we were currently living in and the structures that governed it. So, yeah, I mean I guess by being there and by exercising directly democratic process we were posing a threat and so the police had to respond.</text:p>
              <text:p text:style-name="Text_20_body"><text:span text:style-name="Emphasis">David</text:span>:<text:line-break/>I mean, there is nothing that terrifies the American government so much as the threat of democracy breaking out in America… [laughter] They’re sure to react violently.</text:p>
              <text:p text:style-name="Text_20_body"><text:span text:style-name="Emphasis">Aaron</text:span>:<text:line-break/>The day that Occupy LSX started I was outside the main kind of cordon of police, right? And I think I counted about 20 vans and, I mean, I’ve seen this enough times now. I heard the dogs coming out. I’ve seen the full intelligence teams, they’ve got their cameras there. Ok, this is now where they beat the living daylights out of everybody, and there’s no media here and they know that if they don’t stop it today… this could very quickly gain traction…</text:p>
              <text:p text:style-name="Text_20_body"><text:span text:style-name="Emphasis">Julian</text:span>:<text:line-break/>Naomi, you were the co-ordinator for the Bradley Manning campaign, and there’s actually a rather interesting and unusual connection between the number of people who were in some ways bound up with supporting WikiLeaks or Bradley Manning or Anonymous and the Occupy movement. But Bradley Manning was made an example of. He wasn’t just arrested and then everything was kept quiet, I mean he was made a prominent example to act as a disincentive, because authority needs to give prominent examples of what happens to people who are alleged to have disobeyed authority in order to keep authority. These TV scenes of protestors on the receiving end of violence – in a weak position in relation to violence – do you think that that is also over the longer term setting an example, a negative example?</text:p>
              <text:p text:style-name="Text_20_body"><text:span text:style-name="Emphasis">Naomi</text:span>:<text:line-break/>Well, there’s a couple of things in there. I think the first is that what was happening to Bradley in Quantico – he was being very badly treated over there, you know, as the UN Special Rapporteur has come out and finally said… In terms of media representations of conflict I think it’s, you know, without doubt that the coverage of, you know, what happened in the early days of New York, those were the… those were the pictures that went around the globe but they weren’t… it wasn’t mainstream media that they came from, it was citizen media, it was livestream so… And I think there’s… certainly to a degree, that the presence of media, the fact that something’s happening in full view of the world, which is a really important thing that has happened with Occupy – the, you know, documenting itself all the time, is kind of an important inhibiting force. </text:p>
              <text:p text:style-name="Text_20_body"><text:span text:style-name="Emphasis">Marisa</text:span>:<text:line-break/>I mean, if it wasn’t for livestream and it wasn’t for our own social media teams, then we wouldn’t have gotten into the mainstream press. We pushed the dialogue in a really important way.</text:p>
              <text:p text:style-name="Text_20_body"><text:span text:style-name="Emphasis">Julian</text:span>:<text:line-break/>Alexa, talk to me about the rule of law and Occupy. It was one of the… the demands of US <text:soft-page-break/>Day of Rage seems to be rule of law, due process..</text:p>
              <text:p text:style-name="Text_20_body"><text:span text:style-name="Emphasis">Alexa</text:span>:<text:line-break/>Absolutely. I mean, I think that, you know, at the base of any kind of… in the case of the United States a democratic republic, or at least it’s said to be a democratic republic, there are several institutions. There’s the civic square, there’s the press and there’s elections, and then there’s… and when those things are in the hands of the people, the institutions sort of find their health, you know, because they check each other. I think in terms of the rule of law… I mean, my own experience, er… just… if “one citizen, one dollar, one vote,” so to speak, is so radical that it’s gotten me written up in Australian Security mag… tied to al-Qaeda… and I’m getting private messages from other security contractors that have relationships with the FBI telling me that, you know, ‘Be careful, you’re… you’re somehow connected to Al-Qaeda’. [others laugh] That tells me immediately… So, it’s an intimidation tactic… you know, essentially..</text:p>
              <text:p text:style-name="Text_20_body"><text:span text:style-name="Emphasis">Julian</text:span>:<text:line-break/>David, Occupy with that word came to world prominence as a result of Occupy in New York, but it spread over the United States. Can you describe a bit this spread of Occupy over the continental United States?</text:p>
              <text:p text:style-name="Text_20_body"><text:span text:style-name="Emphasis">David</text:span>:<text:line-break/>It was remarkably quick. I was flabbergasted, I was astounded. Because, you know, you dream of these things happenings but you never really think they’re actually going to happen. I would say in three weeks we had something like 800 Occupations, and granted some of those Occupations were just one guy with a sign, but a lot of them weren’t, a lot of them were large camps of people in places like, you know, Missoula, Occupy Saskatchewan in Canada. You know, this remarkable outpouring and it happened very, very quickly.</text:p>
              <text:p text:style-name="Text_20_body"><text:span text:style-name="Emphasis">Julian</text:span>:<text:line-break/>I want to get on to… to space. So, why is it important to occupy a space at all… </text:p>
              <text:p text:style-name="Text_20_body"><text:span text:style-name="Emphasis">Naomi</text:span>:<text:line-break/>Um…</text:p>
              <text:p text:style-name="Text_20_body"><text:span text:style-name="Emphasis">Julian</text:span>:<text:line-break/>Why not… why not just stay at home? You’ve got your Rolodex, you’ve got your friends, you’ve got your social networking – why not just co-ordinate from behind the scenes? Isn’t it a bit of waste of time to pitch up a tent, and you can’t do things efficiently?</text:p>
              <text:p text:style-name="Text_20_body"><text:span text:style-name="Emphasis">Naomi</text:span>:<text:line-break/>Well, it’s… it goes back to the question about why online movement move offline at all. I think there is a natural human need to communicate face-to-face and, actually, it is much more profound. I think working online you’re sort of… it’s about co-ordinating autonomous individuals to do things, and you have some feeling that you’re part of a community of people that feels the same thing or is concerned about the same thing, but it’s nothing like being… you know, being in a space that, say… everyone is there and willing to… you know, and wanting to talk to each other. Because it’s actually recreating the kind of society which people wish existed all the time.</text:p>
              <text:p text:style-name="Text_20_body"><text:soft-page-break/><text:span text:style-name="Emphasis">Alexa</text:span>:<text:line-break/>I think it’s also an experiment to see how far you can push your engagement with… you know, in the civic space, meaning, you know, when civic space is the curb between the Chuck E. Cheese and the Wal-Mart, which it is in the United States in a lot of cases and a lot of even small towns, there is a need to create a ‘publicness’ that is not private, that is not related to one’s job even, that is… is the ‘we’, the ‘we’ that comes together that deals with Carlisle buying our water or whatever it might be. </text:p>
              <text:p text:style-name="Text_20_body"><text:span text:style-name="Emphasis">Julian</text:span>:<text:line-break/>David, does the space have to be contested? I mean, everyone could go out into… into the Redwoods of California or something… and, in fact, the G8 has been moved off to Camp David it seems in order to achieve just that effect. </text:p>
              <text:p text:style-name="Text_20_body"><text:span text:style-name="Emphasis">David</text:span>:<text:line-break/>Indeed. Well, I think yes. I mean, I think there’s been… for the last 30 years there’s been this systematic assault on the notion of community and… and the idea of the imagination, of political imagination. And this is a way of reclaiming both at the same time. So I think that idea of taking something back is critically important.</text:p>
              <text:p text:style-name="Text_20_body"><text:span text:style-name="Emphasis">Julian</text:span>:<text:line-break/>Is it… is it a demonstration of sovereignty, in literal terms, of an area of land? We physically control through our political decision-making this space… you do not physically control it.</text:p>
              <text:p text:style-name="Text_20_body"><text:span text:style-name="Emphasis">David</text:span>:<text:line-break/>Absolutely, and that’s what’s critical about it. I mean, it’s a dual power strategy. I mean, we are talking about force. We’re not talking about legalities – they’re not talking legalities and neither are we. Either might deploy one as a weapon, but what we’re saying is ‘This is our space, this is our… We’re the public. This is a public space. We’re going to take it’, and that simple act of defiance is enormously creative. I mean, everything follows from that, and everything else we’ve done has been from the fact that we start out without accepting the terms of the existing order and with the will to imagine a new one.</text:p>
              <text:p text:style-name="Text_20_body"><text:span text:style-name="Emphasis">Julian</text:span>:<text:line-break/>Naomi, in the domination of that physical space, in creating your own little mini-State at Occupy, which is, I think, the correct term when you physically control an area of land, when you have the monopoly on coercive force, you started to erect certain structures about how to deal with each other and how to co-ordinate with each other and certain methodologies for dealing with the police, for dealing with opportunists within the Occupy movement, for dealing with crazy people, for dealing with the garbage. Those methodologies that you came up with for political decision-making and practically dealing with things, do you see them as a blueprint for dealing with wider society, or are they methodologies that are simply for – or mostly for – dealing with the particular problem at hand, which is how to occupy a square?</text:p>
              <text:p text:style-name="Text_20_body"><text:span text:style-name="Emphasis">Naomi</text:span>:<text:line-break/>I don’t think we ever did have the monopoly of force within Occupy, and it would have been a lot easier had we, you know, done that… in actually negotiating, you know, what you do in this situation where sort of, you know, any disruption that may happen actually <text:soft-page-break/>you don’t… actually you don’t have the power of coercion, you have the… the power of persuasion, you have the power of showing what, you know, what the majority of people in that… in that space think, but ultimately no, you don’t have coercion, and that also is, you know, is an education [inaudible]</text:p>
              <text:p text:style-name="Text_20_body"><text:span text:style-name="Emphasis">Julian</text:span>:<text:line-break/>You’ve got a disruptive person in there, or they’re a mad person… they’re ruining it for everyone, what do you do with them? What do you do with them in Occupy? How do you get rid of them? Do you call the cops? </text:p>
              <text:p text:style-name="Text_20_body"><text:span text:style-name="Emphasis">David</text:span>:<text:line-break/>We don’t do that…</text:p>
              <text:p text:style-name="Text_20_body"><text:span text:style-name="Emphasis">Marisa</text:span>:<text:line-break/>No. Actually, we’ve been using a combination of things, de-escalation, mediation and non-violent communication have been the modes of dealing with conflicts within the Park. </text:p>
              <text:p text:style-name="Text_20_body"><text:span text:style-name="Emphasis">Julian</text:span>:<text:line-break/>David… if push comes to shove, at the end I stay there: ‘Your fucking rules don’t apply to me. I want to drum when I want to drum. I want to talkwhen I want to talk. I wanna be naked when I wanna be naked’ – Don’t you need your big guys to turn up at some stage and go ‘Look, buddy, c’mon, you’re ruining it for everyone, piss off’.</text:p>
              <text:p text:style-name="Text_20_body"><text:span text:style-name="Emphasis">David</text:span>:<text:line-break/>There are many ways to put pressure on people.</text:p>
              <text:p text:style-name="Text_20_body">[laughter]</text:p>
              <text:p text:style-name="Text_20_body"><text:span text:style-name="Emphasis">Julian</text:span>:<text:line-break/>Such as?</text:p>
              <text:p text:style-name="Text_20_body"><text:span text:style-name="Emphasis">Marisa</text:span>:<text:line-break/>So, with the drummers, for instance – I mean, we had an assembly where we talked about the drumming situation. We negotiated it within the realm of the assembly.</text:p>
              <text:p text:style-name="Text_20_body"><text:span text:style-name="Emphasis">Alexa</text:span>:<text:line-break/>There certainly are conflicts and tensions that are natural to human beings in groups within Occupy. It’s not like the space that Occupy creates suddenly is like a Utopia, because it isn’t. </text:p>
              <text:p text:style-name="Text_20_body"><text:span text:style-name="Emphasis">Julian</text:span>:<text:line-break/>Aaron, at the end, don’t you need a mechanism, a process to deploy cohesive force?</text:p>
              <text:p text:style-name="Text_20_body"><text:span text:style-name="Emphasis">Aaron</text:span>:<text:line-break/>Er, it’s… practically, it’s a question that needs answering, of course… but…</text:p>
              <text:p text:style-name="Text_20_body"><text:span text:style-name="Emphasis">Julian</text:span>:<text:line-break/>God, you guys are so uncomfortable with this, it’s great.</text:p>
              <text:p text:style-name="Text_20_body"><text:span text:style-name="Emphasis">Aaron</text:span>:<text:line-break/>No, I don’t, I… Go into a decent… a decent union… this is a general kind of existential question…</text:p>
              <text:p text:style-name="Text_20_body"><text:soft-page-break/><text:span text:style-name="Emphasis">Julian</text:span>:<text:line-break/>Or you might put them in psychotherapy for ten years…</text:p>
              <text:p text:style-name="Text_20_body"><text:span text:style-name="Emphasis">Aaron</text:span>:<text:line-break/>I don’t incline to that personally.</text:p>
              <text:p text:style-name="Text_20_body"><text:span text:style-name="Emphasis">Julian</text:span>:<text:line-break/>Well, put them in psychotherapy for ten years but, in the meantime, you’ve got someone in your goddamn camp causing a problem.</text:p>
              <text:p text:style-name="Text_20_body"><text:span text:style-name="Emphasis">David</text:span>:<text:line-break/>There have been people who have been banned from meetings and things like that, that’s happened, but… you know… in a way we’re… we’re trying to delicately move around some issues that perhaps we don’t want to talk about so much, or which is intentional subversion. There were attempts to sort of dump people on us, there were, you know… so, at some point, the police were taking recently released prisoners and taking them in buses to the Park and saying ‘Hey, there’s free food here’. So it isn’t just that the… sociopathy just naturally appears if you have people in a camp. There was a very directed attempt to try to subvert us and give us the choice between, you know, either being overwhelmed or kind of turning into a social welfare form of model where we take care of these people, which is another thing that started happening. </text:p>
              <text:p text:style-name="Text_20_body"><text:span text:style-name="Emphasis">Julian</text:span>:<text:line-break/>How did Occupy London prevent pathological, social grifters who were very glib in their words, good at telling one thing to one person, other thing to another person, spreading rumours, sowing dissent, er, from rising up to the top? Or has it?</text:p>
              <text:p text:style-name="Text_20_body"><text:span text:style-name="Emphasis">Naomi</text:span>:<text:line-break/>Well… [laughter]</text:p>
              <text:p text:style-name="Text_20_body"><text:span text:style-name="Emphasis">David</text:span>:<text:line-break/>Right, and if it has a top it’s very easy to do but if it’s a horizontal movement it’s really quite hard. I mean. there is only so much damage a sociopath can do. I mean, this is what I always say about anarchism when people say ‘What about… what about, you know, people who just don’t care about anyone else and who are selfish jerks’ and I’ll say ‘Well yes, but at least they won’t end up in charge of armies’, [laughter] which they do here, you know. Really only so much damage, like, such a person can do if they don’t have a structure where they can start dominating, rising to the top. One thing I actually agree with William F. Buckley, he once said that ‘I’d rather be governed by the first three hundred names in the phonebook than the people currently running for Congress’. I agree. They would probably do a better job. </text:p>
              <text:p text:style-name="Text_20_body"><text:span text:style-name="Emphasis">Julian</text:span>:<text:line-break/>But, I mean, in the end what… however we govern ourselves, we have to be able to be competitive with those that would seek to govern us another way.</text:p>
              <text:p text:style-name="Text_20_body"><text:span text:style-name="Emphasis">Alexa</text:span>:<text:line-break/>Absolutely.</text:p>
              <text:p text:style-name="Text_20_body"><text:span text:style-name="Emphasis">David</text:span>:<text:line-break/>That’s why an international movement is so important and that’s what we’re seeing. I <text:soft-page-break/>mean, there’s a feeling out there that the enemy is becoming increasingly globalised and the only way it can be challenged is by global movements, so in that sense whether States are competitive with one another is becoming increasingly irrelevant.</text:p>
              <text:p text:style-name="Text_20_body"><text:span text:style-name="Emphasis">Julian</text:span>:<text:line-break/>Aaron?</text:p>
              <text:p text:style-name="Text_20_body"><text:span text:style-name="Emphasis">Aaron</text:span>:<text:line-break/>So, we’ve got the biggest transformation of global political economy in terms of stuff going to South… South East Asia… with all this debt… I mean, it’s only going to end one way… Like, clearly the West is over, but it’s just… it’s apparent to everybody but public policy-makers in the West.</text:p>
              <text:p text:style-name="Text_20_body">[laughter]</text:p>
              <text:p text:style-name="Text_20_body"><text:span text:style-name="Emphasis">Aaron</text:span>:<text:line-break/>It’s just abundantly evident … I mean, it’s ridiculous </text:p>
              <text:p text:style-name="Text_20_body"><text:span text:style-name="Emphasis">David</text:span>:<text:line-break/>It’s not clear they don’t really know too.</text:p>
              <text:p text:style-name="Text_20_body"><text:span text:style-name="Emphasis">Aaron</text:span>:<text:line-break/>Well, you start talking about 1989 moments and money not coming out of cashpoints people laugh at you. You go, like, I don’t know… It’s pretty obvious that the party’s over.</text:p>
              <text:p text:style-name="Text_20_body"><text:span text:style-name="Emphasis">David</text:span>:<text:line-break/>It only makes sense that the 1% is going to try to grab all the cookies if there’s less cookies to grab, but it seems very unlikely if you look at it historically that they’re going to end up with them.</text:p>
              <text:p text:style-name="Text_20_body">[End]</text:p>
            </text:section>
          </text:section>
          <text:section text:style-name="Sect1" text:name="widgets">
            <text:p text:style-name="Standard"/>
          </text:section>
        </text:section>
      </text:section>
      <text:section text:style-name="Sect1" text:name="footer">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PT Serif" svg:font-family="'PT Serif'"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Tahoma"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Tahoma" style:font-size-asian="14pt"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font-name-complex="Arial1"/>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font-name-complex="Ari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Tahoma" style:font-size-asian="24pt" style:font-weight-asian="bold" style:font-name-complex="Arial"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1T13:32:50</meta:creation-date>
    <dc:date>2012-07-01T13:33:45</dc:date>
    <meta:editing-duration>P0D</meta:editing-duration>
    <meta:editing-cycles>1</meta:editing-cycles>
    <meta:document-statistic meta:table-count="0" meta:image-count="0" meta:object-count="0" meta:page-count="13" meta:paragraph-count="107" meta:word-count="5278" meta:character-count="29990" meta:non-whitespace-character-count="24794"/>
    <meta:generator>LibreOffice/3.5$MacOSX_x86 LibreOffice_project/165a79a-7059095-e13bb37-fef39a4-9503d18</meta:generator>
  </office:meta>
</office:document-meta>
</file>